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054CDB09E9716B683DD.png" manifest:media-type="image/png"/>
  <manifest:file-entry manifest:full-path="Pictures/10000000000003A9000000712209505D2E1DFB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Consolas" fo:font-size="9.5pt" fo:language="ru" fo:country="RU" officeooo:rsid="0018464f" officeooo:paragraph-rsid="00165d84" style:font-size-asian="9.5pt" style:font-size-complex="14pt"/>
    </style:style>
    <style:style style:name="P9" style:family="paragraph" style:parent-style-name="Standard">
      <style:text-properties fo:color="#000000" loext:opacity="100%" style:font-name="Times New Roman" fo:font-size="14pt" fo:language="ru" fo:country="RU" officeooo:rsid="002c6462" officeooo:paragraph-rsid="002f0c31" style:font-size-asian="14pt" style:font-size-complex="14pt"/>
    </style:style>
    <style:style style:name="P10" style:family="paragraph" style:parent-style-name="Standard">
      <style:text-properties fo:color="#000000" loext:opacity="100%" style:font-name="Times New Roman" fo:font-size="14pt" fo:language="ru" fo:country="RU" officeooo:rsid="002f0c31" officeooo:paragraph-rsid="002f0c31" style:font-size-asian="14pt" style:font-size-complex="14pt"/>
    </style:style>
    <style:style style:name="P11" style:family="paragraph" style:parent-style-name="Standard">
      <style:text-properties fo:color="#000000" loext:opacity="100%" style:font-name="Times New Roman" fo:font-size="14pt" fo:language="ru" fo:country="RU" officeooo:rsid="002fe2b6" officeooo:paragraph-rsid="002fe2b6" style:font-size-asian="14pt" style:font-size-complex="14pt"/>
    </style:style>
    <style:style style:name="P12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18464f" officeooo:paragraph-rsid="00165d84" style:font-size-asian="14pt" style:font-size-complex="14pt"/>
    </style:style>
    <style:style style:name="P13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style:font-name="Times New Roman" fo:font-size="14pt" fo:language="ru" fo:country="RU" officeooo:rsid="002c6462" officeooo:paragraph-rsid="002c6462" style:font-size-asian="14pt" style:font-size-complex="14pt"/>
    </style:style>
    <style:style style:name="P14" style:family="paragraph" style:parent-style-name="Standard">
      <style:text-properties fo:language="ru" fo:country="RU" officeooo:rsid="002c6462" officeooo:paragraph-rsid="002c6462"/>
    </style:style>
    <style:style style:name="P15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officeooo:paragraph-rsid="002c0bae"/>
    </style:style>
    <style:style style:name="P16" style:family="paragraph" style:parent-style-name="Standard">
      <style:text-properties fo:color="#000000" loext:opacity="100%" style:font-name="Consolas" fo:font-size="9.5pt" style:font-size-asian="9.5pt"/>
    </style:style>
    <style:style style:name="P17" style:family="paragraph" style:parent-style-name="Standard">
      <style:text-properties fo:color="#000000" loext:opacity="100%" style:font-name="Consolas" fo:font-size="9.5pt" officeooo:paragraph-rsid="002f5ce0" style:font-size-asian="9.5pt"/>
    </style:style>
    <style:style style:name="P18" style:family="paragraph" style:parent-style-name="Standard">
      <style:text-properties fo:color="#000000" loext:opacity="100%" style:font-name="Consolas" fo:font-size="9.5pt" fo:language="ru" fo:country="RU" officeooo:rsid="002c6462" style:font-size-asian="9.5pt"/>
    </style:style>
    <style:style style:name="P19" style:family="paragraph" style:parent-style-name="Standard">
      <style:text-properties fo:color="#000000" loext:opacity="100%" style:font-name="Consolas" fo:font-size="9.5pt" fo:language="ru" fo:country="RU" officeooo:rsid="002c6462" officeooo:paragraph-rsid="002c6462" style:font-size-asian="9.5pt"/>
    </style:style>
    <style:style style:name="P20" style:family="paragraph" style:parent-style-name="Standard">
      <style:text-properties fo:color="#000000" loext:opacity="100%" style:font-name="Consolas" fo:font-size="9.5pt" fo:language="ru" fo:country="RU" officeooo:rsid="0031450e" officeooo:paragraph-rsid="0031450e" style:font-size-asian="9.5pt"/>
    </style:style>
    <style:style style:name="P21" style:family="paragraph" style:parent-style-name="Standard">
      <style:text-properties fo:color="#000000" loext:opacity="100%" style:font-name="Times New Roman" fo:font-size="14pt" fo:language="ru" fo:country="RU" officeooo:rsid="002f0c31" officeooo:paragraph-rsid="002f0c31" style:font-size-asian="14pt" style:font-size-complex="14pt"/>
    </style:style>
    <style:style style:name="P22" style:family="paragraph" style:parent-style-name="Standard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color="#000000" loext:opacity="100%" style:font-name="Times New Roman" fo:font-size="14pt" fo:language="ru" fo:country="RU" fo:font-weight="bold" officeooo:rsid="00312406" officeooo:paragraph-rsid="00165d84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000000" loext:opacity="100%" style:font-name="Times New Roman" fo:font-size="14pt" fo:language="ru" fo:country="RU" officeooo:rsid="0031450e" officeooo:paragraph-rsid="0031450e" style:font-size-asian="14pt" style:font-size-complex="14pt"/>
    </style:style>
    <style:style style:name="P24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officeooo:rsid="0031450e" officeooo:paragraph-rsid="0031450e" style:font-size-asian="14pt" style:font-size-complex="14pt"/>
    </style:style>
    <style:style style:name="P25" style:family="paragraph" style:parent-style-name="Standard">
      <style:text-properties fo:color="#000000" loext:opacity="100%" style:font-name="Times New Roman" fo:font-size="14pt" fo:language="ru" fo:country="RU" officeooo:rsid="002fe2b6" officeooo:paragraph-rsid="002fe2b6" style:font-size-asian="14pt" style:font-size-complex="14pt"/>
    </style:style>
    <style:style style:name="P26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7" style:family="paragraph" style:parent-style-name="Standard">
      <style:text-properties fo:color="#008000" loext:opacity="100%" style:font-name="Consolas" fo:font-size="9.5pt" style:font-size-asian="9.5pt"/>
    </style:style>
    <style:style style:name="P28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font-size="14pt" officeooo:paragraph-rsid="0031450e" style:font-size-asian="14pt" style:font-size-complex="14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in" fo:margin-bottom="0in" style:contextual-spacing="false"/>
    </style:style>
    <style:style style:name="P31" style:family="paragraph" style:parent-style-name="Text_20_body" style:list-style-name="L1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font-size="14pt" style:font-size-asian="14pt" style:font-size-complex="14pt"/>
    </style:style>
    <style:style style:name="P32" style:family="paragraph" style:parent-style-name="Text_20_body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font-size="14pt" style:font-size-asian="14pt" style:font-size-complex="14pt"/>
    </style:style>
    <style:style style:name="P33" style:family="paragraph" style:parent-style-name="Text_20_body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1" fo:font-size="14pt" fo:language="ru" fo:country="RU" fo:font-weight="bold" officeooo:rsid="000b1dfe" style:font-size-asian="14pt" style:font-size-complex="14pt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language="en" fo:country="US" officeooo:rsid="002c0bae"/>
    </style:style>
    <style:style style:name="T5" style:family="text">
      <style:text-properties fo:language="ru" fo:country="RU" fo:font-style="normal" fo:font-weight="normal"/>
    </style:style>
    <style:style style:name="T6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7" style:family="text">
      <style:text-properties fo:font-variant="normal" fo:text-transform="none" style:font-name="Times New Roman1" fo:font-size="14pt" fo:language="uk" fo:country="UA" fo:font-style="normal" fo:font-weight="normal" officeooo:rsid="0007c152"/>
    </style:style>
    <style:style style:name="T8" style:family="text">
      <style:text-properties fo:font-variant="normal" fo:text-transform="none" fo:language="ru" fo:country="RU" fo:font-style="normal" fo:font-weight="normal"/>
    </style:style>
    <style:style style:name="T9" style:family="text">
      <style:text-properties fo:color="#0000ff" loext:opacity="100%" style:font-name="Consolas" fo:font-size="9.5pt" style:font-size-asian="9.5pt"/>
    </style:style>
    <style:style style:name="T10" style:family="text">
      <style:text-properties fo:color="#000000" loext:opacity="100%" style:font-name="Consolas" fo:font-size="9.5pt" style:font-size-asian="9.5pt"/>
    </style:style>
    <style:style style:name="T11" style:family="text">
      <style:text-properties fo:color="#2b91af" loext:opacity="100%" style:font-name="Consolas" fo:font-size="9.5pt" style:font-size-asian="9.5pt"/>
    </style:style>
    <style:style style:name="T12" style:family="text">
      <style:text-properties fo:color="#808080" loext:opacity="100%" style:font-name="Consolas" fo:font-size="9.5pt" style:font-size-asian="9.5pt"/>
    </style:style>
    <style:style style:name="T13" style:family="text">
      <style:text-properties fo:color="#008080" loext:opacity="100%" style:font-name="Consolas" fo:font-size="9.5pt" style:font-size-asian="9.5pt"/>
    </style:style>
    <style:style style:name="T14" style:family="text">
      <style:text-properties fo:color="#008000" loext:opacity="100%" style:font-name="Consolas" fo:font-size="9.5pt" style:font-size-asian="9.5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f0c3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language="en" fo:country="US"/>
    </style:style>
    <style:style style:name="T20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4">  </text:p>
      <text:p text:style-name="P4">  </text:p>
      <text:p text:style-name="P4">  </text:p>
      <text:p text:style-name="P4">  </text:p>
      <text:p text:style-name="P4">  </text:p>
      <text:p text:style-name="P2"><text:span text:style-name="T1">Лабораторна робота №</text:span><text:span text:style-name="T4">9</text:span></text:p>
      <text:p text:style-name="P2"><text:span text:style-name="T1">з дисципліни «Об’єктно-орієнтоване програмування»</text:span> </text:p>
      <text:p text:style-name="P15"><text:span text:style-name="T6">Тема: «</text:span><text:span text:style-name="T7">Коллекции в Java. Списки и очереди</text:span><text:span text:style-name="T6">»</text:span><text:span text:style-name="T8"> </text:span>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6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5">  </text:p>
      <text:p text:style-name="P5">  </text:p>
      <text:p text:style-name="P5">  </text:p>
      <text:p text:style-name="P5"/>
      <text:p text:style-name="P5"/>
      <text:p text:style-name="P5"/>
      <text:p text:style-name="P5"/>
      <text:p text:style-name="P4"><text:span text:style-name="T3">Одеса 2021</text:span><text:span text:style-name="T5"> </text:span></text:p>
      <text:p text:style-name="P2"><text:soft-page-break/><text:span text:style-name="T1">Ход работы</text:span> </text:p>
      <text:p text:style-name="P4"> </text:p>
      <text:list xml:id="list92643185" text:style-name="L1">
        <text:list-item>
          <text:p text:style-name="P31">изучить предназначение коллекций и их сценарии использования </text:p>
        </text:list-item>
        <text:list-item>
          <text:p text:style-name="P30"><text:span text:style-name="T18">изучить предназначение интерфейса </text:span><text:span text:style-name="Source_20_Text"><text:span text:style-name="T18">List</text:span></text:span><text:span text:style-name="T18"> и особенности реализации этого интерфейса </text:span></text:p>
        </text:list-item>
        <text:list-item>
          <text:p text:style-name="P29"><text:span text:style-name="T18">изучить предназначение интерфейса </text:span><text:span text:style-name="Source_20_Text"><text:span text:style-name="T18">Queue</text:span></text:span><text:span text:style-name="T18"> и </text:span><text:span text:style-name="Source_20_Text"><text:span text:style-name="T18">Deque</text:span></text:span><text:span text:style-name="T18">, а также особенности реализации этого интерфейса </text:span></text:p>
        </text:list-item>
      </text:list>
      <text:p text:style-name="P33"/>
      <text:p text:style-name="P13"><draw:frame draw:style-name="fr1" draw:name="Image1" text:anchor-type="char" svg:x="-0.3354in" svg:y="0in" svg:width="6.6929in" svg:height="0.8028in" draw:z-index="0"><draw:image xlink:href="Pictures/10000000000002BC00000054CDB09E9716B683DD.png" xlink:type="simple" xlink:show="embed" xlink:actuate="onLoad" draw:mime-type="image/png"/></draw:frame></text:p>
      <text:p text:style-name="P12"/>
      <text:p text:style-name="P12"/>
      <text:p text:style-name="P12"/>
      <text:p text:style-name="P13">Такая реализация имеет сложность <text:span text:style-name="T15">O(n^2), </text:span>что в принципе валидно, мы не используем дополнительных структур(изначальная идея заключалась в копировании заданного массива и использовании <text:span text:style-name="T15">std::merge</text:span>).</text:p>
      <text:p text:style-name="P12"/>
      <text:p text:style-name="P8"/>
      <text:p text:style-name="Standard"><text:span text:style-name="T9">const</text:span><text:span text:style-name="T10"> </text:span><text:span text:style-name="T9">int</text:span><text:span text:style-name="T10"> SavedSize = </text:span><text:span text:style-name="T12">vec</text:span><text:span text:style-name="T10">.size();</text:span></text:p>
      <text:p text:style-name="Standard"><text:span text:style-name="T10"><text:tab/></text:span><text:span text:style-name="T9">for</text:span><text:span text:style-name="T10"> (</text:span><text:span text:style-name="T9">int</text:span><text:span text:style-name="T10"> i = 0; i &lt; SavedSize; i++)</text:span></text:p>
      <text:p text:style-name="P7"><text:tab/>{</text:p>
      <text:p text:style-name="P7"/>
      <text:p text:style-name="Standard"><text:span text:style-name="T10"><text:tab/><text:tab/></text:span><text:span text:style-name="T11">string</text:span><text:span text:style-name="T10"> temp = </text:span><text:span text:style-name="T12">vec</text:span><text:span text:style-name="T13">[</text:span><text:span text:style-name="T10">i * 2</text:span><text:span text:style-name="T13">]</text:span><text:span text:style-name="T10">;</text:span></text:p>
      <text:p text:style-name="P7"/>
      <text:p text:style-name="Standard"><text:span text:style-name="T10"><text:tab/><text:tab/></text:span><text:span text:style-name="T9">for</text:span><text:span text:style-name="T10"> (</text:span><text:span text:style-name="T9">int</text:span><text:span text:style-name="T10"> j = 1; j &lt; 2; j++)</text:span></text:p>
      <text:p text:style-name="P7"><text:tab/><text:tab/>{</text:p>
      <text:p text:style-name="Standard"><text:span text:style-name="T10"><text:tab/><text:tab/><text:tab/></text:span><text:span text:style-name="T12">vec</text:span><text:span text:style-name="T10">.insert(</text:span><text:span text:style-name="T12">vec</text:span><text:span text:style-name="T10">.begin() </text:span><text:span text:style-name="T13">+</text:span><text:span text:style-name="T10"> i * 2 </text:span><text:span text:style-name="T13">+</text:span><text:span text:style-name="T10"> j, temp);</text:span></text:p>
      <text:p text:style-name="P7"><text:tab/><text:tab/>}</text:p>
      <text:p text:style-name="P7"/>
      <text:p text:style-name="P7"><text:tab/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Но, заинтересовавшись вопросом был найден ответ со сложностью <text:span text:style-name="T15">O(n)</text:span><text:span text:style-name="T16">:</text:span></text:p>
      <text:p text:style-name="P7"><text:tab/></text:p>
      <text:p text:style-name="Standard"><text:span text:style-name="T9">const</text:span><text:span text:style-name="T10"> </text:span><text:span text:style-name="T9">int</text:span><text:span text:style-name="T10"> SavedSize = </text:span><text:span text:style-name="T12">vec</text:span><text:span text:style-name="T10">.size();</text:span></text:p>
      <text:p text:style-name="Standard"><text:span text:style-name="T12">vec</text:span><text:span text:style-name="T10">.resize(SavedSize * 2);</text:span></text:p>
      <text:p text:style-name="P7"/>
      <text:p text:style-name="Standard"><text:span text:style-name="T10"><text:tab/></text:span><text:span text:style-name="T9">for</text:span><text:span text:style-name="T10"> (</text:span><text:span text:style-name="T11">size_t</text:span><text:span text:style-name="T10"> i = SavedSize - 1; i &lt; SavedSize; --i)</text:span></text:p>
      <text:p text:style-name="P7"><text:tab/>{</text:p>
      <text:p text:style-name="P7"/>
      <text:p text:style-name="Standard"><text:span text:style-name="T10"><text:tab/><text:tab/></text:span><text:span text:style-name="T12">vec</text:span><text:span text:style-name="T13">[</text:span><text:span text:style-name="T10">(i * 2) + 1</text:span><text:span text:style-name="T13">]</text:span><text:span text:style-name="T10"> </text:span><text:span text:style-name="T13">=</text:span><text:span text:style-name="T10"> </text:span><text:span text:style-name="T12">vec</text:span><text:span text:style-name="T13">[</text:span><text:span text:style-name="T10">i</text:span><text:span text:style-name="T13">]</text:span><text:span text:style-name="T10">;</text:span></text:p>
      <text:p text:style-name="Standard"><text:span text:style-name="T10"><text:tab/><text:tab/></text:span><text:span text:style-name="T12">vec</text:span><text:span text:style-name="T13">[</text:span><text:span text:style-name="T10">i * 2</text:span><text:span text:style-name="T13">]</text:span><text:span text:style-name="T10"> </text:span><text:span text:style-name="T13">=</text:span><text:span text:style-name="T10"> move(</text:span><text:span text:style-name="T12">vec</text:span><text:span text:style-name="T13">[</text:span><text:span text:style-name="T10">i</text:span><text:span text:style-name="T13">]</text:span><text:span text:style-name="T10">);</text:span></text:p>
      <text:p text:style-name="P7"/>
      <text:p text:style-name="P7"><text:tab/>}</text:p>
      <text:p text:style-name="P7"/>
      <text:p text:style-name="P17"><text:tab/></text:p>
      <text:p text:style-name="P17"><text:tab/></text:p>
      <text:p text:style-name="P10"><text:soft-page-break/>Но, это еще не все, выкручиваем оптимизацию по полной и залезаем в побитовое болото:</text:p>
      <text:p text:style-name="P18"/>
      <text:p text:style-name="P14"><text:span text:style-name="T12">vec</text:span><text:span text:style-name="T10">.resize(SavedSize &lt;&lt; 1);</text:span></text:p>
      <text:p text:style-name="P19"/>
      <text:p text:style-name="P19"/>
      <text:p text:style-name="P10">Расширяем вектор вдвое, а дальше просто идет переписывание элементов из конца «исходного» вектора в часть где он расширился.</text:p>
      <text:p text:style-name="P19"/>
      <text:p text:style-name="P14"><text:span text:style-name="T9">for</text:span><text:span text:style-name="T10"> (</text:span><text:span text:style-name="T11">size_t</text:span><text:span text:style-name="T10"> i = SavedSize - 1; ~i; --i)</text:span></text:p>
      <text:p text:style-name="P7">{</text:p>
      <text:p text:style-name="Standard"><text:span text:style-name="T10"><text:tab/></text:span><text:span text:style-name="T12">vec</text:span><text:span text:style-name="T13">[</text:span><text:span text:style-name="T10">(i &lt;&lt; 1) | 1</text:span><text:span text:style-name="T13">]</text:span><text:span text:style-name="T10"> </text:span><text:span text:style-name="T13">=</text:span><text:span text:style-name="T10"> </text:span><text:span text:style-name="T12">vec</text:span><text:span text:style-name="T13">[</text:span><text:span text:style-name="T10">i</text:span><text:span text:style-name="T13">]</text:span><text:span text:style-name="T10">;</text:span></text:p>
      <text:p text:style-name="Standard"><text:span text:style-name="T10"><text:tab/></text:span><text:span text:style-name="T12">vec</text:span><text:span text:style-name="T13">[</text:span><text:span text:style-name="T10">i &lt;&lt; 1</text:span><text:span text:style-name="T13">]</text:span><text:span text:style-name="T10"> </text:span><text:span text:style-name="T13">=</text:span><text:span text:style-name="T10"> move(</text:span><text:span text:style-name="T12">vec</text:span><text:span text:style-name="T13">[</text:span><text:span text:style-name="T10">i</text:span><text:span text:style-name="T13">]</text:span><text:span text:style-name="T10">);</text:span></text:p>
      <text:p text:style-name="P19">}</text:p>
      <text:p text:style-name="P7"/>
      <text:p text:style-name="P7"/>
      <text:p text:style-name="P7"><draw:frame draw:style-name="fr1" draw:name="Image2" text:anchor-type="char" svg:x="-0.3472in" svg:y="0.2429in" svg:width="6.6929in" svg:height="0.8071in" draw:z-index="1"><draw:image xlink:href="Pictures/10000000000003A9000000712209505D2E1DFBB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Вместо дека я использую стек, так как он удобнее для реализации:</text:p>
      <text:p text:style-name="P11"/>
      <text:p text:style-name="P11">Сначала я извлекаю все элементы из очереди в стек, но при этом сохраняю содержимое входного стека просто пихая все назад.</text:p>
      <text:p text:style-name="P26"/>
      <text:p text:style-name="P7"/>
      <text:p text:style-name="P27">// Task 6</text:p>
      <text:p text:style-name="Standard"><text:span text:style-name="T9">bool</text:span><text:span text:style-name="T10"> isPalindrome(</text:span><text:span text:style-name="T11">queue</text:span><text:span text:style-name="T10">&lt;</text:span><text:span text:style-name="T9">int</text:span><text:span text:style-name="T10">&gt; &amp;</text:span><text:span text:style-name="T12">qeq</text:span><text:span text:style-name="T10">)</text:span></text:p>
      <text:p text:style-name="P7">{</text:p>
      <text:p text:style-name="P7"/>
      <text:p text:style-name="Standard"><text:span text:style-name="T10"><text:tab/></text:span><text:span text:style-name="T11">stack</text:span><text:span text:style-name="T10">&lt;</text:span><text:span text:style-name="T9">int</text:span><text:span text:style-name="T10">&gt; stck;</text:span></text:p>
      <text:p text:style-name="Standard"><text:span text:style-name="T10"><text:tab/></text:span><text:span text:style-name="T9">const</text:span><text:span text:style-name="T10"> </text:span><text:span text:style-name="T9">int</text:span><text:span text:style-name="T10"> SavedSize = </text:span><text:span text:style-name="T12">qeq</text:span><text:span text:style-name="T10">.size();</text:span></text:p>
      <text:p text:style-name="P7"/>
      <text:p text:style-name="Standard"><text:span text:style-name="T10"><text:tab/></text:span><text:span text:style-name="T14">// Loop the queue and fill the stack </text:span></text:p>
      <text:p text:style-name="Standard"><text:span text:style-name="T10"><text:tab/></text:span><text:span text:style-name="T9">for</text:span><text:span text:style-name="T10"> (</text:span><text:span text:style-name="T9">int</text:span><text:span text:style-name="T10"> i = 0; i &lt; SavedSize; i++)</text:span></text:p>
      <text:p text:style-name="P7"><text:tab/>{</text:p>
      <text:p text:style-name="P7"/>
      <text:p text:style-name="Standard"><text:span text:style-name="T10"><text:tab/><text:tab/></text:span><text:span text:style-name="T9">int</text:span><text:span text:style-name="T10"> ExecutedValue = </text:span><text:span text:style-name="T12">qeq</text:span><text:span text:style-name="T10">.front();</text:span></text:p>
      <text:p text:style-name="Standard"><text:span text:style-name="T10"><text:tab/><text:tab/></text:span><text:span text:style-name="T12">qeq</text:span><text:span text:style-name="T10">.pop();</text:span></text:p>
      <text:p text:style-name="P7"/>
      <text:p text:style-name="Standard"><text:span text:style-name="T10"><text:tab/><text:tab/></text:span><text:span text:style-name="T12">qeq</text:span><text:span text:style-name="T10">.push(ExecutedValue);</text:span></text:p>
      <text:p text:style-name="P7"><text:tab/><text:tab/>stck.push(ExecutedValue);</text:p>
      <text:p text:style-name="P7"/>
      <text:p text:style-name="P7"><text:tab/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Далее перебираем наш стек и очередь и сравниваем все элементы и если наша очередь реально палиндром, то метод вернет <text:span text:style-name="T15">true(</text:span>мы пихали все элементы назад в очередь после извлечения, поэтому порядок остался тот же если это был палиндром<text:span text:style-name="T15">)</text:span></text:p>
      <text:p text:style-name="P7"/>
      <text:p text:style-name="P7"/>
      <text:p text:style-name="Standard"><text:span text:style-name="T10"><text:tab/></text:span><text:span text:style-name="T14">// Compare every stack value with every queue value</text:span></text:p>
      <text:p text:style-name="Standard"><text:span text:style-name="T10"><text:tab/></text:span><text:span text:style-name="T9">for</text:span><text:span text:style-name="T10"> (</text:span><text:span text:style-name="T9">int</text:span><text:span text:style-name="T10"> i = 0; i &lt; SavedSize; i++)</text:span></text:p>
      <text:p text:style-name="P7"><text:tab/>{</text:p>
      <text:p text:style-name="P7"/>
      <text:p text:style-name="Standard"><text:span text:style-name="T10"><text:tab/><text:tab/></text:span><text:span text:style-name="T9">int</text:span><text:span text:style-name="T10"> ExecutedValue = </text:span><text:span text:style-name="T12">qeq</text:span><text:span text:style-name="T10">.front();</text:span></text:p>
      <text:p text:style-name="P7"/>
      <text:p text:style-name="Standard"><text:span text:style-name="T10"><text:tab/><text:tab/></text:span><text:span text:style-name="T9">if</text:span><text:span text:style-name="T10"> (ExecutedValue != stck.top()) { </text:span><text:span text:style-name="T9">return</text:span><text:span text:style-name="T10"> </text:span><text:span text:style-name="T9">false</text:span><text:span text:style-name="T10">; }</text:span></text:p>
      <text:p text:style-name="Standard"><text:span text:style-name="T10"><text:tab/><text:tab/></text:span><text:span text:style-name="T12">qeq</text:span><text:span text:style-name="T10">.push(ExecutedValue);</text:span></text:p>
      <text:p text:style-name="P7"/>
      <text:p text:style-name="P7"><text:tab/>}</text:p>
      <text:p text:style-name="P7"/>
      <text:p text:style-name="Standard"><text:span text:style-name="T10"><text:tab/></text:span><text:span text:style-name="T9">return</text:span><text:span text:style-name="T10"> </text:span><text:span text:style-name="T9">true</text:span><text:span text:style-name="T10">;</text:span></text:p>
      <text:p text:style-name="P7"/>
      <text:p text:style-name="P7">}</text:p>
      <text:p text:style-name="P7"/>
      <text:p text:style-name="P7"/>
      <text:p text:style-name="P23"><text:span text:style-name="T17">Выводы: </text:span>выполнение данной лабораторной работы сподвинуло вспомнить работу алгоритмов со стеками и очередями<text:span text:style-name="T15">(</text:span>что несомненно является плюсом<text:span text:style-name="T15">)</text:span>, так как на практике я использую их достаточно редко. </text:p>
      <text:p text:style-name="P20"/>
      <text:p text:style-name="P12"/>
      <text:p text:style-name="P12"/>
      <text:p text:style-name="P1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8:12.458000000</meta:creation-date>
    <dc:date>2021-11-09T14:33:26.585000000</dc:date>
    <meta:editing-duration>PT1H57S</meta:editing-duration>
    <meta:editing-cycles>12</meta:editing-cycles>
    <meta:generator>LibreOffice/7.2.2.2$Windows_X86_64 LibreOffice_project/02b2acce88a210515b4a5bb2e46cbfb63fe97d56</meta:generator>
    <meta:document-statistic meta:table-count="0" meta:image-count="2" meta:object-count="0" meta:page-count="4" meta:paragraph-count="86" meta:word-count="404" meta:character-count="2633" meta:non-whitespace-character-count="2205"/>
  </office:meta>
</office:document-meta>
</file>